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00000002263B9CE3EFA6074A1.png" manifest:media-type="image/png"/>
  <manifest:file-entry manifest:full-path="Pictures/10000000000002F00000003D7B72A2E032451D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3.67cm"/>
    </style:style>
    <style:style style:name="pr6" style:family="presentation" style:parent-style-name="Classy_5f_Red1-notes">
      <style:graphic-properties draw:fill-color="#ffffff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outline1">
      <style:graphic-properties fo:min-height="7.969cm"/>
    </style:style>
    <style:style style:name="pr9" style:family="presentation" style:parent-style-name="Classy_5f_Red1-notes">
      <style:graphic-properties draw:fill-color="#ffffff" draw:auto-grow-height="true" fo:min-height="13.364cm"/>
    </style:style>
    <style:style style:name="pr10" style:family="presentation" style:parent-style-name="Classy_5f_Red1-subtitle">
      <style:graphic-properties draw:fill-color="#ffffff" fo:min-height="12.19cm"/>
    </style:style>
    <style:style style:name="P1" style:family="paragraph">
      <style:paragraph-properties fo:line-height="100%"/>
    </style:style>
    <style:style style:name="P2" style:family="paragraph">
      <style:text-properties style:font-size-asian="24pt"/>
    </style:style>
    <style:style style:name="P3" style:family="paragraph">
      <loext:graphic-properties draw:fill-color="#ffffff"/>
      <style:text-properties style:font-size-asian="24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 text:style-name="P1">Battleship game</text:p>
          </draw:text-box>
        </draw:frame>
        <draw:frame presentation:style-name="pr2" draw:text-style-name="P3" draw:layer="layout" svg:width="14.599cm" svg:height="3.6cm" svg:x="10.6cm" svg:y="10cm" presentation:class="subtitle" presentation:user-transformed="true">
          <draw:text-box>
            <text:p text:style-name="P2">PoláKori team.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34">
        <office:forms form:automatic-focus="false" form:apply-design-mode="false"/>
        <draw:frame presentation:style-name="pr4" draw:text-style-name="P5" draw:layer="layout" svg:width="25.199cm" svg:height="2.629cm" svg:x="1.4cm" svg:y="1.571cm" presentation:class="title">
          <draw:text-box>
            <text:p text:style-name="P5">The Week</text:p>
          </draw:text-box>
        </draw:frame>
        <draw:frame presentation:style-name="pr5" draw:layer="layout" svg:width="8.113cm" svg:height="3.92cm" svg:x="1.4cm" svg:y="4.6cm" presentation:class="outline">
          <draw:text-box>
            <text:list text:style-name="L2">
              <text:list-header>
                <text:p text:style-name="P6"><text:s/>MONDAY</text:p>
              </text:list-header>
              <text:list-item>
                <text:p>Planning</text:p>
              </text:list-item>
            </text:list>
          </draw:text-box>
        </draw:frame>
        <draw:frame presentation:style-name="pr5" draw:layer="layout" svg:width="8.833cm" svg:height="4.92cm" svg:x="9.367cm" svg:y="4.68cm" presentation:class="outline" presentation:user-transformed="true">
          <draw:text-box>
            <text:list text:style-name="L2">
              <text:list-header>
                <text:p><text:s/>TUESDAY</text:p>
              </text:list-header>
              <text:list-item>
                <text:p><text:span text:style-name="T1">Writing the base</text:span></text:p>
              </text:list-item>
            </text:list>
          </draw:text-box>
        </draw:frame>
        <draw:frame presentation:style-name="pr5" draw:layer="layout" svg:width="8.113cm" svg:height="3.92cm" svg:x="18.439cm" svg:y="4.6cm" presentation:class="outline">
          <draw:text-box>
            <text:list text:style-name="L2">
              <text:list-header>
                <text:p><text:span text:style-name="T1">WEDNESDAY</text:span></text:p>
              </text:list-header>
              <text:list-item>
                <text:p>Adding the base features</text:p>
              </text:list-item>
            </text:list>
          </draw:text-box>
        </draw:frame>
        <draw:frame presentation:style-name="pr5" draw:layer="layout" svg:width="8.113cm" svg:height="3.92cm" svg:x="9.4cm" svg:y="9.68cm" presentation:class="outline" presentation:user-transformed="true">
          <draw:text-box>
            <text:list text:style-name="L2">
              <text:list-header>
                <text:p>THURSDAY</text:p>
              </text:list-header>
              <text:list-item>
                <text:p>Presentac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3T3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 text:style-name="P5"><text:s text:c="5"/>Ideas and Problems</text:p>
          </draw:text-box>
        </draw:frame>
        <draw:frame presentation:style-name="pr8" draw:text-style-name="P8" draw:layer="layout" svg:width="12.297cm" svg:height="8.219cm" svg:x="1.4cm" svg:y="4.6cm" presentation:class="outline">
          <draw:text-box>
            <text:list text:style-name="L2">
              <text:list-item>
                <text:p text:style-name="P8"><text:span text:style-name="T1">Adding a 2-player mode</text:span></text:p>
              </text:list-item>
              <text:list-item>
                <text:p text:style-name="P8"><text:span text:style-name="T1">Chooseable map size</text:span></text:p>
              </text:list-item>
              <text:list-item>
                <text:p text:style-name="P8"><text:span text:style-name="T1">Better ship orientacion</text:span></text:p>
              </text:list-item>
            </text:list>
          </draw:text-box>
        </draw:frame>
        <draw:frame presentation:style-name="pr8" draw:layer="layout" svg:width="12.297cm" svg:height="8.219cm" svg:x="14.313cm" svg:y="4.6cm" presentation:class="outline">
          <draw:text-box>
            <text:list text:style-name="L2">
              <text:list-item>
                <text:p>Not enough time</text:p>
              </text:list-item>
              <text:list-item>
                <text:p>Bugs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4T32">
        <office:forms form:automatic-focus="false" form:apply-design-mode="false"/>
        <draw:frame presentation:style-name="pr10" draw:text-style-name="P4" draw:layer="layout" svg:width="25.199cm" svg:height="12.19cm" svg:x="1.4cm" svg:y="1.571cm" presentation:class="subtitle">
          <draw:text-box>
            <text:p>Thank you for your time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szám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szám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8T09:40:29.524232215</meta:creation-date>
    <meta:editing-duration>PT12M14S</meta:editing-duration>
    <meta:editing-cycles>2</meta:editing-cycles>
    <meta:generator>LibreOffice/6.0.7.3$Linux_X86_64 LibreOffice_project/00m0$Build-3</meta:generator>
    <dc:title>Classy Red</dc:title>
    <dc:date>2019-08-28T09:52:43.013565077</dc:date>
    <meta:document-statistic meta:object-count="56"/>
  </office:meta>
</office:document-meta>
</file>